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99ccff"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8" table:number-columns-repeated="14"/>
          <table:table-cell table:style-name="ce13"/>
          <table:table-cell/>
          <table:table-cell table:style-name="ce1" office:value-type="string" calcext:value-type="string">
            <text:p>Spectral Contrast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4" calcext:value-type="float">
            <text:p>64</text:p>
          </table:table-cell>
          <table:table-cell table:style-name="ce1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number-columns-repeated="16"/>
        </table:table-row>
        <table:table-row table:style-name="ro1">
          <table:table-cell/>
          <table:table-cell table:style-name="ce5"/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8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table:number-columns-repeated="2" table:style-name="ce4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6" calcext:value-type="float">
            <text:p>76</text:p>
          </table:table-cell>
          <table:table-cell table:style-name="ce11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8" calcext:value-type="float">
            <text:p>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2" calcext:value-type="float">
            <text:p>82</text:p>
          </table:table-cell>
          <table:table-cell table:style-name="ce11" office:value-type="float" office:value="83" calcext:value-type="float">
            <text:p>83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BHC Vs. Breathy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BHC Vs. Breathy</text:p>
          </table:table-cell>
          <table:table-cell table:style-name="ce8" table:number-columns-repeated="14"/>
          <table:table-cell table:style-name="ce13"/>
          <table:table-cell/>
          <table:table-cell table:style-name="ce1" office:value-type="string" calcext:value-type="string">
            <text:p>Spectral Contrast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7" office:value-type="float" office:value="67" calcext:value-type="float">
            <text:p>67</text:p>
          </table:table-cell>
          <table:table-cell table:style-name="ce11" office:value-type="float" office:value="70" calcext:value-type="float">
            <text:p>7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8" calcext:value-type="float">
            <text:p>78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67" calcext:value-type="float">
            <text:p>6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4" calcext:value-type="float">
            <text:p>7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9" calcext:value-type="float">
            <text:p>79</text:p>
          </table:table-cell>
          <table:table-cell table:style-name="ce11" office:value-type="float" office:value="82" calcext:value-type="float">
            <text:p>82</text:p>
          </table:table-cell>
          <table:table-cell table:style-name="ce7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7" calcext:value-type="float">
            <text:p>67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style-name="ce11" office:value-type="float" office:value="73" calcext:value-type="float">
            <text:p>7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5"/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8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table:style-name="ce11" office:value-type="float" office:value="81" calcext:value-type="float">
            <text:p>8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3" calcext:value-type="float">
            <text:p>83</text:p>
          </table:table-cell>
          <table:table-cell table:style-name="ce11" office:value-type="float" office:value="87" calcext:value-type="float">
            <text:p>87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MFCC + Voicing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Spectral Features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Default"/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7" office:value-type="string" calcext:value-type="string">
            <text:p>40 Mel-bands; 20 coeff + Voicing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5" calcext:value-type="float">
            <text:p>7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3" calcext:value-type="float">
            <text:p>73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 table:style-name="ce7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16" office:value-type="string" calcext:value-type="string">
            <text:p>40 Mel-bands; 20 coeff</text:p>
          </table:table-cell>
          <table:table-cell table:style-name="ce16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2048-1024</text:p>
          </table:table-cell>
          <table:table-cell table:style-name="ce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24-512</text:p>
          </table:table-cell>
          <table:table-cell table:style-name="ce1" office:value-type="float" office:value="52" calcext:value-type="float">
            <text:p>52</text:p>
          </table:table-cell>
          <table:table-cell table:style-name="ce11" office:value-type="float" office:value="55" calcext:value-type="float">
            <text:p>5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256-12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11" office:value-type="float" office:value="63" calcext:value-type="float">
            <text:p>6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" calcext:value-type="float">
            <text:p>64</text:p>
          </table:table-cell>
          <table:table-cell table:style-name="ce11" office:value-type="float" office:value="66" calcext:value-type="float">
            <text:p>6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PC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/>
          <table:table-cell/>
          <table:table-cell table:style-name="ce11"/>
          <table:table-cell table:style-name="ce1" table:number-columns-repeated="2"/>
          <table:table-cell table:style-name="ce11"/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style-name="ce11" office:value-type="float" office:value="45" calcext:value-type="float">
            <text:p>4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/>
          <table:table-cell/>
          <table:table-cell table:style-name="ce11"/>
          <table:table-cell table:style-name="ce1" table:number-columns-repeated="2"/>
          <table:table-cell table:style-name="ce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22:02:57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26:03.617000000</meta:creation-date>
    <dc:date>2016-12-03T22:06:59.870000000</dc:date>
    <meta:editing-duration>PT7H14M20S</meta:editing-duration>
    <meta:editing-cycles>35</meta:editing-cycles>
    <meta:generator>LibreOffice/4.2.2.1$Windows_x86 LibreOffice_project/3be8cda0bddd8e430d8cda1ebfd581265cca5a0f</meta:generator>
    <meta:document-statistic meta:table-count="1" meta:cell-count="499" meta:object-count="0"/>
  </office:meta>
</office:document-meta>
</file>